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ec74" officeooo:paragraph-rsid="0001ec74" style:font-weight-asian="bold" style:font-weight-complex="bold"/>
    </style:style>
    <style:style style:name="T1" style:family="text">
      <style:text-properties style:text-underline-style="none"/>
    </style:style>
    <style:style style:name="gr1" style:family="graphic">
      <style:graphic-properties draw:textarea-horizontal-align="justify" draw:textarea-vertical-align="middle" draw:auto-grow-height="false" fo:min-height="0.891cm" fo:min-width="1.9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522cm" fo:min-width="9.5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919cm" fo:min-width="3.1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72cm" fo:min-width="6.8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741cm" fo:min-width="6.3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797cm" fo:min-width="2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408cm" fo:min-width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908cm" fo:min-width="0.3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965cm" fo:min-width="0.3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178cm" fo:min-width="0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386cm" fo:min-width="1.5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2.823cm" svg:height="1.258cm" svg:x="5.81cm" svg:y="4.025cm"><text:p><text:s text:c="3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svg:width="9.57cm" svg:height="1.523cm" svg:x="2.833cm" svg:y="7.024cm"><text:p><text:s text:c="4"/>ENTER PASSWORD,PRESS PUSH BUTTONS</text:p><text:p><text:s text:c="2"/></text:p><draw:enhanced-geometry svg:viewBox="0 0 21600 21600" draw:type="rectangle" draw:enhanced-path="M 0 0 L 21600 0 21600 21600 0 21600 0 0 Z N"/></draw:custom-shape><draw:custom-shape text:anchor-type="paragraph" draw:z-index="2" draw:name="Shape3" draw:style-name="gr3" svg:width="6.328cm" svg:height="3.837cm" svg:x="4.156cm" svg:y="9.737cm"><text:p>PASS WORD==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Shape4" draw:style-name="gr4" svg:width="6.88cm" svg:height="1.721cm" svg:x="3.979cm" svg:y="14.896cm"><text:p><text:s text:c="7"/>NOTHING DISPLAY ON LCD </text:p><text:p><text:s text:c="2"/>AND BUZZER=ON</text:p><draw:enhanced-geometry svg:viewBox="0 0 21600 21600" draw:type="rectangle" draw:enhanced-path="M 0 0 L 21600 0 21600 21600 0 21600 0 0 Z N"/></draw:custom-shape><draw:custom-shape text:anchor-type="paragraph" draw:z-index="4" draw:name="Shape5" draw:style-name="gr5" svg:width="6.33cm" svg:height="1.742cm" svg:x="12.578cm" svg:y="10.266cm"><text:p><text:s/>DISPLAY “WELCOME” AND </text:p><text:p><text:s text:c="2"/>BUZZER=OFF</text:p><draw:enhanced-geometry svg:viewBox="0 0 21600 21600" draw:type="rectangle" draw:enhanced-path="M 0 0 L 21600 0 21600 21600 0 21600 0 0 Z N"/></draw:custom-shape><draw:custom-shape text:anchor-type="paragraph" draw:z-index="5" draw:name="Shape6" draw:style-name="gr6" svg:width="2.978cm" svg:height="1.126cm" svg:x="5.92cm" svg:y="18.225cm"><text:p><text:s text:c="4"/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7" svg:width="0.95cm" svg:height="1.609cm" svg:x="6.846cm" svg:y="5.4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8" draw:style-name="gr8" svg:width="0.683cm" svg:height="1.038cm" svg:x="6.934cm" svg:y="8.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9" draw:style-name="gr9" svg:width="0.772cm" svg:height="1.103cm" svg:x="6.869cm" svg:y="13.7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10" draw:style-name="gr10" svg:width="0.75cm" svg:height="1.347cm" svg:x="6.913cm" svg:y="16.7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11" draw:style-name="gr11" svg:width="1.809cm" svg:height="0.772cm" svg:x="10.617cm" svg:y="11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FLOWCHART: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1T17:28:24.086310006</meta:creation-date>
    <dc:date>2023-01-11T17:45:46.734027942</dc:date>
    <meta:editing-duration>PT7M12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6.0.7.3$Linux_X86_64 LibreOffice_project/00m0$Build-3</meta:generator>
  </office:meta>
</office:document-meta>
</file>